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6.922cm" svg:x="2.2cm" svg:y="9.94cm" presentation:class="title" presentation:user-transformed="true">
          <draw:text-box>
            <text:p>Wspomaganie zarządzania zasobami firm zewnętrznych 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Dr inż. Agnieszka Duraj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el prac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Stworzenie aplikacji internetowej pozwalającej na udostępnianie róznorakich zasobów na pewnych warunkach przez firmy zewnętrzne dla użytkowników aplikacji. Zasoby będą odpowiednio skategoryzowane tak aby umożliwić jak najszybsze znalezienie szukanego produkt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Zakres prac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Zaprojektowanie systemu na wszystkich warstwach wymaganych do jego działania:</text:p>
              </text:list-header>
              <text:list-item>
                <text:p>Baza danych – zdefiniowanie sposobu w jaki dane będą przechowywane</text:p>
              </text:list-item>
              <text:list-item>
                <text:p>Logika biznesowa</text:p>
              </text:list-item>
              <text:list-item>
                <text:p>Wid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tywacj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ostarczenie strony internetowej umożliwiającej szybkie i wygodne przeglądanie ofert wystawianych przez firmy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Istniejące rozwiązania oraz propozycja rozwiązan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Istniejące rozwiązania:</text:p>
              </text:list-header>
              <text:list-item>
                <text:p>Wyszukiwarka od firmy Google</text:p>
              </text:list-item>
              <text:list-item>
                <text:p>Strony internetowe nastowione na pojedynczą kategorię produktu</text:p>
                <text:p>Propozycja rozwiązania:</text:p>
              </text:list-item>
              <text:list-item>
                <text:p>Możliwie jak najwięcej kategorii znajdujących się w jednym miejscu – jedna strona ww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arzędz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icrosoft SQL Server</text:p>
              </text:list-item>
              <text:list-item>
                <text:p>Dapper – jako narzędzienie mapowania obiektowo-relacyjnego</text:p>
              </text:list-item>
              <text:list-item>
                <text:p>.NET Core 2.2</text:p>
              </text:list-item>
              <text:list-item>
                <text:p>React js 16.8.0 (6 lutego 2019 r.)</text:p>
              </text:list-item>
              <text:list-item>
                <text:p>React-redux 7.0.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armonogram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a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Nagel Christian</text:span><text:span text:style-name="T2"> Professional C# 7 and .NET Core 2.0</text:span></text:p>
              </text:list-item>
              <text:list-item>
                <text:p text:style-name="P2"><text:span text:style-name="T1">Benjamin Nevarez</text:span><text:span text:style-name="T2"> Microsoft SQL Server 2014 Optymalizacja zapytań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1:58:47.769000000</meta:creation-date>
    <meta:editing-duration>PT56M52S</meta:editing-duration>
    <meta:editing-cycles>11</meta:editing-cycles>
    <meta:generator>LibreOffice/6.1.2.1$Windows_x86 LibreOffice_project/65905a128db06ba48db947242809d14d3f9a93fe</meta:generator>
    <dc:title>Impress</dc:title>
    <dc:date>2019-05-19T13:05:51.862000000</dc:date>
    <meta:document-statistic meta:object-count="66"/>
  </office:meta>
</office:document-meta>
</file>